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 cijfers bevatten ronde buizen.</text:p>
      <text:p text:style-name="Standard"/>
      <text:p text:style-name="Standard">Een rechthoekige blok met de afmetingen van 60cm in de breedte bij 6cm in de lengte bij 6cm in de hoogte in de kleur zwart (#000000).</text:p>
      <text:p text:style-name="Standard">De cijfers zijn op volgorde van 1 tot en met 10 en de font is open source genaamd lightGravity.otf.</text:p>
      <text:p text:style-name="Standard">Het blok heeft witte (#FFFFFF) ronde platte circels van 4.2cm in diameter met de hoogte van 1.15cm met daarop de bijhorende cijfer in volgorde van 1 tot en met 10.</text:p>
      <text:p text:style-name="Standard"/>
      <text:p text:style-name="Standard">Er zijn 10 rode (#FF0000) latten met de afmetingen van 6 cm in de breedte bij 6 cm in de lengte en 1.15cm in de hoogte. In het midden van het object zit een ronde gat met een diameter van 5.1cm. </text:p>
      <text:p text:style-name="Standard"/>
      <text:p text:style-name="Standard">Er zijn 5 oranje (#FFA500) latten met de afmetingen van 12 cm in de breedte bij 6 cm in de lengte en 1.15cm in de hoogte. Het object bevat twee ronde gaten met diameters van 5.1cm per lat. </text:p>
      <text:p text:style-name="Standard"/>
      <text:p text:style-name="Standard">Er zijn 3 gele (#FFDF00) latten met de afmetingen van 18 cm in de breedte bij 6 cm in de lengte en 1.15cm in de hoogte. Het object bevat drie ronde gaten met diameters van 5.1cm per lat. </text:p>
      <text:p text:style-name="Standard"/>
      <text:p text:style-name="Standard">Er zijn 2 groene (#008000) latten met de afmetingen van 24 cm in de breedte bij 6 cm in de lengte en 1.15cm in de hoogte. Het object bevat vier ronde gaten <text:s/>met diameters van 5.1cm per lat.</text:p>
      <text:p text:style-name="Standard"/>
      <text:p text:style-name="Standard">Er zijn 2 helder blauwe (#1E90FF) latten met de afmetingen van 30 cm in de breedte bij 6 cm in de lengte en 1.15cm in de hoogte. Het object bevat vijf ronde gaten met diameters van 5.1cm per lat. </text:p>
      <text:p text:style-name="Standard"/>
      <text:p text:style-name="Standard">Er is 1 donker blauwe (#0000FF) lat met de afmetingen van 36 cm in de breedte bij 6 cm in de lengte en 1.15cm in de hoogte. Het object bevat zes ronde gaten met diameters van 5.1cm <text:s/></text:p>
      <text:p text:style-name="Standard"/>
      <text:p text:style-name="Standard">Er is 1 paarse (#800080) lat met de afmetingen van 42 cm in de breedte bij 6 cm in de lengte en 1.15cm in de hoogte. Het object bevat zeven ronde gaten met diameters van 5.1cm. </text:p>
      <text:p text:style-name="Standard"/>
      <text:p text:style-name="Standard">Er is 1 roze (#FFC0CB) lat met de afmetingen van 48 cm in de breedte bij 6 cm in de lengte en 1.15cm in de hoogte. Het object bevat acht ronde gaten met diameters van 5.1cm. </text:p>
      <text:p text:style-name="Standard"/>
      <text:p text:style-name="Standard">Er is 1 bruine (#A0522D) lat met de afmetingen van 54 cm in de breedte bij 6 cm in de lengte en 1.15cm in de hoogte. Het object bevat negen ronde gaten met diameters van 5.1cm. </text:p>
      <text:p text:style-name="Standard"/>
      <text:p text:style-name="Standard">Er is 1 zwarte (#000000) lat met de afmetingen van 60 cm in de breedte bij 6 cm in de lengte en 1.15cm in de hoogte. Het object bevat tien ronde gaten met diameters van 5.1c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M54S</meta:editing-duration>
    <meta:editing-cycles>10</meta:editing-cycles>
    <meta:generator>OpenOffice/4.1.6$Win32 OpenOffice.org_project/416m1$Build-9790</meta:generator>
    <dc:date>2019-03-29T21:48:41.26</dc:date>
    <dc:creator>Rubin Kuil</dc:creator>
    <meta:document-statistic meta:table-count="0" meta:image-count="0" meta:object-count="0" meta:page-count="1" meta:paragraph-count="14" meta:word-count="455" meta:character-count="2270"/>
    <meta:user-defined meta:name="Info 1"/>
    <meta:user-defined meta:name="Info 2"/>
    <meta:user-defined meta:name="Info 3"/>
    <meta:user-defined meta:name="Info 4"/>
  </office:meta>
</office:document-meta>
</file>